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style:writing-mode="lr-tb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 style:list-style-name="L3">
      <style:paragraph-properties fo:margin-top="0cm" fo:margin-bottom="0cm"/>
    </style:style>
    <style:style style:name="P9" style:family="paragraph" style:parent-style-name="Text_20_body" style:list-style-name="L4">
      <style:paragraph-properties fo:margin-top="0cm" fo:margin-bottom="0cm"/>
    </style:style>
    <style:style style:name="P10" style:family="paragraph" style:parent-style-name="Heading_20_1">
      <style:paragraph-properties style:writing-mode="lr-tb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l Universo como Festival de Música Caótica (Donde los Fotones no Pagan Entrada)"</text:h>
      <text:p text:style-name="P5"><text:span text:style-name="Emphasis"><text:span text:style-name="T1">(Una sátira de la física del ritmo cósmico)</text:span></text:span></text:p>
      <text:h text:style-name="P10" text:outline-level="1">Prólogo: El Aburrimiento de los Fotones</text:h>
      <text:p text:style-name="P5">En el principio, solo existían <text:span text:style-name="Strong_20_Emphasis"><text:span text:style-name="T3">fotones</text:span></text:span>, viajando a la velocidad de la luz y aburriéndose mortalmente. Como no experimentaban tiempo, su única actividad era gritar <text:span text:style-name="Emphasis"><text:span text:style-name="T1">"¡Weeee!"</text:span></text:span> en un vacío eterno sin cambios. <text:span text:style-name="Strong_20_Emphasis"><text:span text:style-name="T3">No había estructura, ni materia, ni conciencia… ni siquiera un bar cósmico donde tomar algo.</text:span></text:span></text:p>
      <text:p text:style-name="P5">Las <text:span text:style-name="Strong_20_Emphasis"><text:span text:style-name="T3">ecuaciones de Maxwell</text:span></text:span> describían este universo como <text:span text:style-name="Emphasis"><text:span text:style-name="T1">"una fiesta en la que todos bailan, pero nadie se mueve"</text:span></text:span>.</text:p>
      <text:h text:style-name="P10" text:outline-level="1">Acto 1: Cuando el Universo Descubrió el Ritmo (y se Arrepintió)</text:h>
      <text:p text:style-name="P5">Todo cambió cuando aparecieron <text:span text:style-name="Strong_20_Emphasis"><text:span text:style-name="T3">las partículas con masa</text:span></text:span>, que, al no poder viajar a *c*, tuvieron que conformarse con <text:span text:style-name="Strong_20_Emphasis"><text:span text:style-name="T3">tener tiempo propio</text:span></text:span>. Esto fue el equivalente cósmico a <text:span text:style-name="Emphasis"><text:span text:style-name="T1">"poner un metrónomo en una rave de fotones"</text:span></text:span>.</text:p>
      <text:list xml:id="list6626570289765679257" text:style-name="L1">
        <text:list-item text:start-value="1">
          <text:p text:style-name="P6"><text:span text:style-name="Strong_20_Emphasis"><text:span text:style-name="T3">Los electrones</text:span></text:span> empezaron a oscilar como si estuvieran en un <text:span text:style-name="Emphasis"><text:span text:style-name="T1">jazz improvisado</text:span></text:span>.</text:p>
        </text:list-item>
        <text:list-item text:start-value="2">
          <text:p text:style-name="P6"><text:span text:style-name="Strong_20_Emphasis"><text:span text:style-name="T3">Los protones</text:span></text:span> optaron por un <text:span text:style-name="Emphasis"><text:span text:style-name="T1">techno repetitivo</text:span></text:span>.</text:p>
        </text:list-item>
        <text:list-item text:start-value="3">
          <text:p text:style-name="P1"><text:span text:style-name="Strong_20_Emphasis"><text:span text:style-name="T3">Los neutrones</text:span></text:span>, como siempre, fueron los <text:span text:style-name="Emphasis"><text:span text:style-name="T1">DJs aburridos</text:span></text:span> que nadie escucha.</text:p>
        </text:list-item>
      </text:list>
      <text:p text:style-name="P5">De pronto, <text:span text:style-name="Strong_20_Emphasis"><text:span text:style-name="T3">el caos se organizó en ritmos</text:span></text:span>, aparecieron <text:span text:style-name="Strong_20_Emphasis"><text:span text:style-name="T3">desfases cuánticos</text:span></text:span> (primeros <text:span text:style-name="Emphasis"><text:span text:style-name="T1">"drama entre partículas"</text:span></text:span>) y, con ellos, la posibilidad de <text:span text:style-name="Strong_20_Emphasis"><text:span text:style-name="T3">materia, entrelazamiento y memes de Schrödinger</text:span></text:span>.</text:p>
      <text:h text:style-name="P10" text:outline-level="1">Acto 2: La Vida como el Rave Definitivo</text:h>
      <text:p text:style-name="P5">La vida surgió cuando un grupo de moléculas <text:span text:style-name="Strong_20_Emphasis"><text:span text:style-name="T3">logró sincronizarse lo suficiente como para no desintegrarse</text:span></text:span>. Fue el primer <text:span text:style-name="Emphasis"><text:span text:style-name="T1">"éxito evolutivo"</text:span></text:span>: <text:span text:style-name="Strong_20_Emphasis"><text:span text:style-name="T3">mantener el ritmo sin que todo colapse.</text:span></text:span></text:p>
      <text:list xml:id="list3895853596270666719" text:style-name="L2">
        <text:list-item text:start-value="1">
          <text:p text:style-name="P7"><text:span text:style-name="Strong_20_Emphasis"><text:span text:style-name="T3">Teoría de cuerdas</text:span></text:span> → La vida es un <text:span text:style-name="Emphasis"><text:span text:style-name="T1">concierto de cuerdas vibrando</text:span></text:span>.</text:p>
        </text:list-item>
        <text:list-item text:start-value="2">
          <text:p text:style-name="P7"><text:span text:style-name="Strong_20_Emphasis"><text:span text:style-name="T3">Gravedad cuántica</text:span></text:span> → El <text:span text:style-name="Emphasis"><text:span text:style-name="T1">beat que mantiene unido el universo</text:span></text:span>.</text:p>
        </text:list-item>
        <text:list-item text:start-value="3">
          <text:p text:style-name="P2"><text:span text:style-name="Strong_20_Emphasis"><text:span text:style-name="T3">Información cuántica</text:span></text:span> → La <text:span text:style-name="Emphasis"><text:span text:style-name="T1">letra de la canción que nadie entiende, pero todos tararean</text:span></text:span>.</text:p>
        </text:list-item>
      </text:list>
      <text:p text:style-name="P5"><text:span text:style-name="Strong_20_Emphasis"><text:span text:style-name="T3">La hipótesis revolucionaria:</text:span></text:span> <text:span text:style-name="Emphasis"><text:span text:style-name="T1">La vida es solo el intento del universo por bailar mejor.</text:span></text:span></text:p>
      <text:h text:style-name="P10" text:outline-level="1">Acto 3: La Gran Teoría Unificada (O No)</text:h>
      <text:p text:style-name="P5">En lugar de buscar <text:span text:style-name="Strong_20_Emphasis"><text:span text:style-name="T3">una sola ecuación para gobernarlos a todos</text:span></text:span>, los científicos propusieron una <text:span text:style-name="Strong_20_Emphasis"><text:span text:style-name="T3">arquitectura de coherencias</text:span></text:span>, donde cada teoría es cierta… <text:span text:style-name="Emphasis"><text:span text:style-name="T1">pero en su propia pista de baile.</text:span></text:span></text:p>
      <text:list xml:id="list899801474767035404" text:style-name="L3">
        <text:list-item text:start-value="1">
          <text:p text:style-name="P8"><text:span text:style-name="Strong_20_Emphasis"><text:span text:style-name="T3">Nivel 1:</text:span></text:span> Fotones → <text:span text:style-name="Emphasis"><text:span text:style-name="T1">Minimal techno (nada cambia).</text:span></text:span></text:p>
        </text:list-item>
        <text:list-item text:start-value="2">
          <text:p text:style-name="P8"><text:span text:style-name="Strong_20_Emphasis"><text:span text:style-name="T3">Nivel 2:</text:span></text:span> Materia → <text:span text:style-name="Emphasis"><text:span text:style-name="T1">Rock clásico (ritmos estables).</text:span></text:span></text:p>
        </text:list-item>
        <text:list-item text:start-value="3">
          <text:p text:style-name="P8"><text:span text:style-name="Strong_20_Emphasis"><text:span text:style-name="T3">Nivel 3:</text:span></text:span> Vida → <text:span text:style-name="Emphasis"><text:span text:style-name="T1">Reggaetón (caos organizado).</text:span></text:span></text:p>
        </text:list-item>
        <text:list-item text:start-value="4">
          <text:p text:style-name="P3"><text:span text:style-name="Strong_20_Emphasis"><text:span text:style-name="T3">Nivel 4:</text:span></text:span> Conciencia → <text:span text:style-name="Emphasis"><text:span text:style-name="T1">Jazz free-style (improvisación incomprensible).</text:span></text:span></text:p>
        </text:list-item>
      </text:list>
      <text:h text:style-name="P10" text:outline-level="1"><text:soft-page-break/>Conclusión: ¿Y si el Big Bang fue solo el primer drop?</text:h>
      <text:p text:style-name="P5">El universo no es más que <text:span text:style-name="Strong_20_Emphasis"><text:span text:style-name="T3">un festival de música cuántica eterno</text:span></text:span>, donde:</text:p>
      <text:list xml:id="list9084803158593503588" text:style-name="L4">
        <text:list-item text:start-value="1">
          <text:p text:style-name="P9"><text:span text:style-name="Strong_20_Emphasis"><text:span text:style-name="T3">Los fotones son los ravers que no entienden el concepto de tiempo.</text:span></text:span></text:p>
        </text:list-item>
        <text:list-item text:start-value="2">
          <text:p text:style-name="P9"><text:span text:style-name="Strong_20_Emphasis"><text:span text:style-name="T3">La materia son los que llegaron tarde y se quedaron atrapados en el ritmo.</text:span></text:span></text:p>
        </text:list-item>
        <text:list-item text:start-value="3">
          <text:p text:style-name="P9"><text:span text:style-name="Strong_20_Emphasis"><text:span text:style-name="T3">La vida es el grupo que cree que controla la fiesta.</text:span></text:span></text:p>
        </text:list-item>
        <text:list-item text:start-value="4">
          <text:p text:style-name="P4"><text:span text:style-name="Strong_20_Emphasis"><text:span text:style-name="T3">Y la teoría unificada… el DJ que mezcla todo y espera que nadie note los errores.</text:span></text:span></text:p>
        </text:list-item>
      </text:list>
      <text:p text:style-name="P5">? <text:span text:style-name="Strong_20_Emphasis"><text:span text:style-name="T3">¿Quieres más? Suscríbete a</text:span></text:span> <text:span text:style-name="Strong_20_Emphasis"><text:span text:style-name="T2">"Universo FM: Donde el Entrelazamiento es Trending Topic"</text:span></text:span><text:span text:style-name="Strong_20_Emphasis"><text:span text:style-name="T3">.</text:span></text:span></text:p>
      <text:p text:style-name="P5"><text:span text:style-name="Emphasis"><text:span text:style-name="T1">(Fin del comunicado del Instituto de Física Festiva)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02T22:36:03.18</meta:creation-date>
    <meta:document-statistic meta:table-count="0" meta:image-count="0" meta:object-count="0" meta:page-count="2" meta:paragraph-count="31" meta:word-count="464" meta:character-count="2735"/>
    <dc:date>2025-05-02T22:36:59.29</dc:date>
    <dc:creator>Lefuan </dc:creator>
    <meta:editing-duration>PT56S</meta:editing-duration>
    <meta:editing-cycles>1</meta:editing-cycles>
    <meta:generator>OpenOffice/4.1.15$Win32 OpenOffice.org_project/4115m2$Build-9813</meta:generator>
  </office:meta>
</office:document-meta>
</file>